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e17e" officeooo:paragraph-rsid="0004e17e"/>
    </style:style>
    <style:style style:name="P2" style:family="paragraph" style:parent-style-name="Standard">
      <style:text-properties officeooo:rsid="0004e17e" officeooo:paragraph-rsid="0004e17e"/>
    </style:style>
    <style:style style:name="P3" style:family="paragraph" style:parent-style-name="Heading_20_1">
      <style:text-properties fo:font-variant="normal" fo:text-transform="none" fo:letter-spacing="normal" officeooo:rsid="0004e17e" officeooo:paragraph-rsid="0004e17e" fo:background-color="#ffffff" loext:padding="0in" loext:border="none"/>
    </style:style>
    <style:style style:name="P4" style:family="paragraph" style:parent-style-name="Heading_20_1">
      <style:paragraph-properties fo:margin-left="0in" fo:margin-right="0in" fo:margin-top="0.0835in" fo:margin-bottom="0.1665in" loext:contextual-spacing="false" style:line-height-at-least="0.3752in" fo:text-indent="0in" style:auto-text-indent="false" fo:padding="0in" fo:border="none"/>
      <style:text-properties fo:color="#4f4f4f" loext:padding="0in" loext:border="none"/>
    </style:style>
    <style:style style:name="P5" style:family="paragraph" style:parent-style-name="Text_20_body">
      <style:paragraph-properties fo:margin-left="0in" fo:margin-right="0in" fo:margin-top="0in" fo:margin-bottom="0in" loext:contextual-spacing="false" fo:text-indent="0in" style:auto-text-indent="false"/>
    </style:style>
    <style:style style:name="P6" style:family="paragraph" style:parent-style-name="Text_20_body">
      <style:paragraph-properties fo:margin-left="0in" fo:margin-right="0in" fo:margin-top="0in" fo:margin-bottom="0in" loext:contextual-spacing="false" style:line-height-at-least="0.2709in" fo:text-indent="0in" style:auto-text-indent="false" fo:padding="0in" fo:border="none"/>
    </style:style>
    <style:style style:name="P7"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loext:padding="0in" loext:border="none"/>
    </style:style>
    <style:style style:name="P8" style:family="paragraph" style:parent-style-name="Text_20_body">
      <style:paragraph-properties fo:margin-left="0in" fo:margin-right="0in" fo:margin-top="0in" fo:margin-bottom="0.1665in" loext:contextual-spacing="false" style:line-height-at-least="0.2709in" fo:text-indent="0in" style:auto-text-indent="false" fo:padding="0in" fo:border="none"/>
      <style:text-properties fo:color="#4d4d4d" style:font-name-asian="Microsoft YaHei" style:font-size-asian="12pt" style:font-weight-asian="normal" loext:padding="0in" loext:border="none"/>
    </style:style>
    <style:style style:name="P9" style:family="paragraph" style:parent-style-name="Text_20_body">
      <style:paragraph-properties fo:margin-left="0in" fo:margin-right="0.1457in" fo:margin-top="0in" fo:margin-bottom="0in" loext:contextual-spacing="false" fo:orphans="2" fo:widows="2" fo:text-indent="0in" style:auto-text-indent="false"/>
    </style:style>
    <style:style style:name="P10" style:family="paragraph" style:parent-style-name="Preformatted_20_Text">
      <style:paragraph-properties fo:margin-left="0in" fo:margin-right="0in" fo:margin-top="0in" fo:margin-bottom="0in" loext:contextual-spacing="false" style:line-height-at-least="0.2291in" fo:text-indent="0in" style:auto-text-indent="false" fo:padding="0in" fo:border="none"/>
    </style:style>
    <style:style style:name="P11" style:family="paragraph" style:parent-style-name="Preformatted_20_Text">
      <style:paragraph-properties fo:margin-top="0in" fo:margin-bottom="0in" loext:contextual-spacing="false" style:line-height-at-least="0.2291in" fo:padding="0in" fo:border="none"/>
    </style:style>
    <style:style style:name="P12" style:family="paragraph" style:parent-style-name="Preformatted_20_Text">
      <style:paragraph-properties fo:margin-top="0in" fo:margin-bottom="0.25in" loext:contextual-spacing="false" style:line-height-at-least="0.2291in" fo:padding="0in" fo:border="none"/>
      <style:text-properties fo:color="#000000" style:font-name="Source Code Pro" fo:font-size="10.5pt" loext:padding="0in" loext:border="none"/>
    </style:style>
    <style:style style:name="T1" style:family="text">
      <style:text-properties style:font-name="Microsoft YaHei" fo:font-size="18pt" fo:font-style="normal" fo:font-weight="normal"/>
    </style:style>
    <style:style style:name="T2" style:family="text">
      <style:text-properties style:font-name="Microsoft YaHei" fo:font-size="21pt" fo:font-weight="bold"/>
    </style:style>
    <style:style style:name="T3" style:family="text">
      <style:text-properties style:font-name="Microsoft YaHei" fo:font-size="12pt" fo:font-weight="normal"/>
    </style:style>
    <style:style style:name="T4" style:family="text">
      <style:text-properties style:font-name-asian="Microsoft YaHei" style:font-size-asian="18pt" style:font-style-asian="normal" style:font-weight-asian="normal"/>
    </style:style>
    <style:style style:name="T5" style:family="text">
      <style:text-properties style:font-name-asian="Microsoft YaHei" style:font-size-asian="21pt" style:font-weight-asian="bold"/>
    </style:style>
    <style:style style:name="T6" style:family="text">
      <style:text-properties style:font-name-asian="Microsoft YaHei" style:font-size-asian="12pt" style:font-weight-asian="normal"/>
    </style:style>
    <style:style style:name="T7" style:family="text">
      <style:text-properties fo:font-variant="normal" fo:text-transform="none" fo:color="#858585" style:font-name="Microsoft YaHei" fo:font-size="10.5pt" fo:letter-spacing="normal" fo:font-style="normal" fo:font-weight="normal" fo:background-color="#ffffff" loext:char-shading-value="0" loext:padding="0in" loext:border="none"/>
    </style:style>
    <style:style style:name="T8" style:family="text">
      <style:text-properties fo:font-variant="normal" fo:text-transform="none" fo:color="#858585" style:font-name="apple-system" fo:font-size="10.5pt" fo:letter-spacing="normal" fo:font-style="normal" fo:font-weight="normal" fo:background-color="#ffffff" loext:char-shading-value="0" loext:padding="0in" loext:border="none"/>
    </style:style>
    <style:style style:name="T9" style:family="text">
      <style:text-properties fo:font-variant="normal" fo:text-transform="none" fo:color="#858585" fo:letter-spacing="normal" fo:background-color="#ffffff" loext:char-shading-value="0" style:font-name-asian="Microsoft YaHei" style:font-size-asian="10.5pt" style:font-style-asian="normal" style:font-weight-asian="normal" loext:padding="0in" loext:border="none"/>
    </style:style>
    <style:style style:name="T10" style:family="text">
      <style:text-properties fo:font-variant="normal" fo:text-transform="none" fo:color="#78a5f1" style:text-line-through-style="none" style:text-line-through-type="none" style:font-name="Microsoft YaHei" fo:font-size="10.5pt" fo:letter-spacing="normal" fo:font-style="normal" style:text-underline-style="none" fo:font-weight="normal" style:text-blinking="false" fo:background-color="transparent" loext:char-shading-value="0" loext:padding="0in" loext:border="none"/>
    </style:style>
    <style:style style:name="T11" style:family="text">
      <style:text-properties fo:color="#000000" style:font-name-asian="Source Code Pro" style:font-size-asian="10.5pt" loext:padding="0in" loext:border="none"/>
    </style:style>
    <style:style style:name="T12" style:family="text">
      <style:text-properties fo:color="#000000" style:font-name="Source Code Pro" fo:font-size="10.5pt" loext:padding="0in" loext:border="none"/>
    </style:style>
    <style:style style:name="T13" style:family="text">
      <style:text-properties fo:color="#4d4d4d" style:font-name="Microsoft YaHei" fo:font-size="12pt" fo:font-weight="bold" loext:padding="0in" loext:border="none"/>
    </style:style>
    <style:style style:name="T14" style:family="text">
      <style:text-properties fo:color="#4d4d4d" style:font-name-asian="Microsoft YaHei" style:font-size-asian="12pt" style:font-weight-asian="bold" loext:padding="0in" loext:border="none"/>
    </style:style>
    <style:style style:name="T15" style:family="text">
      <style:text-properties fo:color="#4f4f4f" style:font-name="Source Code Pro" fo:font-size="10.5pt" fo:background-color="#f6f8fa" loext:char-shading-value="0" loext:padding="0in" loext:border="none"/>
    </style:style>
    <style:style style:name="T16" style:family="text">
      <style:text-properties fo:color="#4f4f4f" style:font-name="Microsoft YaHei" fo:font-size="10.5pt" fo:background-color="#f6f8fa" loext:char-shading-value="0" loext:padding="0in" loext:border="none"/>
    </style:style>
    <style:style style:name="T17" style:family="text">
      <style:text-properties fo:color="#4f4f4f" fo:background-color="#f6f8fa" loext:char-shading-value="0" loext:padding="0in" loext:border="none"/>
    </style:style>
    <style:style style:name="T18" style:family="text">
      <style:text-properties fo:color="#4f4f4f" fo:background-color="#f6f8fa" loext:char-shading-value="0" style:font-name-asian="Source Code Pro" style:font-size-asian="10.5pt" loext:padding="0in" loext:border="none"/>
    </style:style>
    <style:style style:name="T19" style:family="text">
      <style:text-properties fo:color="#000088" style:font-name="Microsoft YaHei" fo:font-size="10.5pt" fo:background-color="#f6f8fa" loext:char-shading-value="0" loext:padding="0in" loext:border="none"/>
    </style:style>
    <style:style style:name="T20" style:family="text">
      <style:text-properties fo:color="#006666" style:font-name="Microsoft YaHei" fo:font-size="10.5pt" fo:background-color="#f6f8fa" loext:char-shading-value="0" loext:padding="0in" loext:border="none"/>
    </style:style>
    <style:style style:name="T21" style:family="text">
      <style:text-properties fo:color="#009900" style:font-name="Microsoft YaHei" fo:font-size="10.5pt" fo:background-color="#f6f8fa" loext:char-shading-value="0" loext:padding="0in" loext:border="none"/>
    </style:style>
    <style:style style:name="T22" style:family="text">
      <style:text-properties fo:color="#009900" fo:background-color="#f6f8fa" loext:char-shading-value="0" style:font-name-asian="Microsoft YaHei" style:font-size-asian="10.5pt" loext:padding="0in" loext:border="none"/>
    </style:style>
    <style:style style:name="T23" style:family="text">
      <style:text-properties fo:color="#008800" style:font-name="Microsoft YaHei" fo:font-size="10.5pt" fo:background-color="#f6f8fa" loext:char-shading-value="0"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git diff</text:p>
      <text:p text:style-name="P1">指定文件生成 patch 文件</text:p>
      <text:p text:style-name="P1">patch 补丁即为根据 git diff 生成的文本内容文件，最简单的生成方法为 git diff &gt; test.patch。</text:p>
      <text:p text:style-name="P1"/>
      <text:p text:style-name="P1">举例子：比如我们修改了 Test.java,Test1.java 文件，我们只想 patch Test.java 文件，那么我们可以使用以下的命令</text:p>
      <text:p text:style-name="P1"/>
      <text:p text:style-name="P1">git diff Test.java &gt; test.patch</text:p>
      <text:p text:style-name="P1">1</text:p>
      <text:p text:style-name="P1">想把所有的修改文件打成 patch，即 Test.java,Test1.java 文件，只需要使用下面的命令</text:p>
      <text:p text:style-name="P1"/>
      <text:p text:style-name="P1">git diff <text:s/>&gt; test.patch</text:p>
      <text:p text:style-name="P1"/>
      <text:p text:style-name="P1"/>
      <text:p text:style-name="P1"/>
      <text:p text:style-name="P1">[B] patch</text:p>
      <text:p text:style-name="P1">patch命令可以利用git diff命令生成的patch文件进行文件的更新。</text:p>
      <text:p text:style-name="P1">注：如果只返回patching file ***，则代表更新成功；如果还提示Hunk #1 FAILED at *，则表示更新失败，原因可能是文件已进行其他修改，此时就需要根据提示出错的行号手动更新了。</text:p>
      <text:p text:style-name="P1"/>
      <text:p text:style-name="P1"/>
      <text:p text:style-name="P1">B.1 使用patch</text:p>
      <text:p text:style-name="P1">通过此格式生成的patch文件中会包含文件路径，所以无需指定文件路径的参数，但是要指定剥离的文件路径层级。</text:p>
      <text:p text:style-name="P1">命令：</text:p>
      <text:p text:style-name="P1">patch -p1 &lt; test.patch</text:p>
      <text:p text:style-name="P1">注：参数-p（或--strip=&lt;剥离层级&gt;）表示欲剥离几层路径名称。本例patch文件中标示的路径为：b/package/app/Test/test.txt，所以当test.patch文件位于/home/sw-kunlun路径下，亦即位于代码包的根目录时，则需要剥离1层文件路径，使其忽略第1层路径b，以使路径变为package/app/Test/test.txt，所以用-p1。</text:p>
      <text:p text:style-name="P1">如果将test.patch文件移动到/home/sw-kunlun/package目录下，则需要剥离2层路径，以使路径变为app/Test/test.txt，亦即忽略package路径，所以要将参数改为-p2。以此类推。</text:p>
      <text:p text:style-name="P1"/>
      <text:p text:style-name="P1"/>
      <text:p text:style-name="P1">B.2 撤销patch</text:p>
      <text:p text:style-name="P1">如果运行patch之后，却发现此patch修改的部分有误，需要还原修改前的文件；或者由于其他原因，需要获取修改前的文件状态。在没有改动的前提下，源文件是可以无损还原的。</text:p>
      <text:p text:style-name="P1">命令：</text:p>
      <text:p text:style-name="P1">patch -p1 -R &lt; test.patch</text:p>
      <text:p text:style-name="P1">注：撤销patch其实很简单，只需要在打patch的命令上添加-R的参数即可。不过前提是：源文件与patch文件没有其他修改，而且源文件与patch文件的相对路径未发生变化。如果相对路径发生变化，需要适当调整-p参数的路径剥离层级。</text:p>
      <text:p text:style-name="P1"/>
      <text:p text:style-name="P1"/>
      <text:h text:style-name="P3" text:outline-level="1"><text:span text:style-name="T1">git</text:span><text:span text:style-name="T4">版本管理软件——</text:span><text:span text:style-name="T1">git</text:span><text:span text:style-name="T4">发布补丁和打补丁</text:span></text:h>
      <text:p text:style-name="P9"><text:span text:style-name="T7">2017</text:span><text:span text:style-name="T9">年</text:span><text:span text:style-name="T7">09</text:span><text:span text:style-name="T9">月</text:span><text:span text:style-name="T7">05</text:span><text:span text:style-name="T9">日 </text:span><text:span text:style-name="T7">15:58:47</text:span><text:span text:style-name="T8"> </text:span><text:a xlink:type="simple" xlink:href="https://me.csdn.net/zxng_work" office:target-frame-name="_blank" xlink:show="new" text:style-name="Internet_20_link" text:visited-style-name="Visited_20_Internet_20_Link"><text:span text:style-name="T10">zxng_work</text:span></text:a><text:span text:style-name="T8"> </text:span><text:span text:style-name="T9">阅读数 </text:span><text:span text:style-name="T7">5819</text:span></text:p>
      <text:section text:style-name="Sect1" text:name="article_content">
        <text:p text:style-name="P5"><text:soft-page-break/></text:p>
        <text:section text:style-name="Sect1" text:name="content_views">
          <text:p text:style-name="P10"><text:span text:style-name="Source_20_Text"><text:span text:style-name="T11">某几个文件的代码修改后要发到同事开发的代码中，或者修复了</text:span></text:span><text:span text:style-name="Source_20_Text"><text:span text:style-name="T12">bug</text:span></text:span><text:span text:style-name="Source_20_Text"><text:span text:style-name="T11">后要将修复的代码添加到另外一份库中，这个时候手动记下改动太麻烦，</text:span></text:span><text:span text:style-name="Source_20_Text"><text:span text:style-name="T12">git</text:span></text:span><text:span text:style-name="Source_20_Text"><text:span text:style-name="T11">有创建补丁的功能，即将改动的代码统一添加到一个补丁文件中，后缀名为</text:span></text:span><text:span text:style-name="Source_20_Text"><text:span text:style-name="T12">.patch</text:span></text:span><text:span text:style-name="Source_20_Text"><text:span text:style-name="T11">，然后通过邮件或</text:span></text:span><text:span text:style-name="Source_20_Text"><text:span text:style-name="T12">U</text:span></text:span><text:span text:style-name="Source_20_Text"><text:span text:style-name="T11">盘的形式将补丁发送到需要的版本中，然后再执行打补丁命令，这样改动会自动合并到该版本库中。</text:span></text:span></text:p>
          <text:p text:style-name="P12">1</text:p>
          <text:h text:style-name="P4" text:outline-level="1"><text:bookmark text:name="git创建补丁git-format-patch"/><text:bookmark text:name="t0"/><text:span text:style-name="T2">git</text:span><text:span text:style-name="T5">创建补丁</text:span><text:span text:style-name="T2">git format-patch</text:span></text:h>
          <text:p text:style-name="P7"><text:span text:style-name="T3">git</text:span><text:span text:style-name="T6">可以将修改过的差异打包成文件，以补丁的形式发布，补丁的后缀名为</text:span><text:span text:style-name="T3">patch</text:span><text:span text:style-name="T6">，创建的补丁保存在当前目录下。</text:span></text:p>
          <text:p text:style-name="P6"><text:span text:style-name="Strong_20_Emphasis"><text:span text:style-name="T13">1</text:span></text:span><text:span text:style-name="Strong_20_Emphasis"><text:span text:style-name="T14">、通过</text:span></text:span><text:span text:style-name="Strong_20_Emphasis"><text:span text:style-name="T13">git diff</text:span></text:span><text:span text:style-name="Strong_20_Emphasis"><text:span text:style-name="T14">创建补丁</text:span></text:span></text:p>
          <text:p text:style-name="P10"><text:span text:style-name="Source_20_Text"><text:span text:style-name="T11">命令：</text:span></text:span><text:span text:style-name="Source_20_Text"><text:span text:style-name="T12">git diff &gt; my.patch</text:span></text:span></text:p>
          <text:p text:style-name="P12">1</text:p>
          <text:p text:style-name="P7"><text:span text:style-name="T6">该命令最直接的是将</text:span><text:span text:style-name="T3">diff</text:span><text:span text:style-name="T6">不同的地方将其打包成补丁，以</text:span><text:span text:style-name="T3">my.patch</text:span><text:span text:style-name="T6">的文件将</text:span><text:span text:style-name="T3">diff</text:span><text:span text:style-name="T6">的内容保存下来，文件的内容如下所示</text:span></text:p>
          <text:p text:style-name="P10"><text:span text:style-name="Source_20_Text"><text:span text:style-name="T15">diff --git a/</text:span></text:span><text:span text:style-name="Source_20_Text"><text:span text:style-name="T19">reset</text:span></text:span><text:span text:style-name="Source_20_Text"><text:span text:style-name="T15">.txt b/</text:span></text:span><text:span text:style-name="Source_20_Text"><text:span text:style-name="T19">reset</text:span></text:span><text:span text:style-name="Source_20_Text"><text:span text:style-name="T15">.txt</text:span></text:span></text:p>
          <text:p text:style-name="P10"><text:span text:style-name="Source_20_Text"><text:span text:style-name="T19">index</text:span></text:span><text:span text:style-name="Source_20_Text"><text:span text:style-name="T15"> </text:span></text:span><text:span text:style-name="Source_20_Text"><text:span text:style-name="T20">7389186</text:span></text:span><text:span text:style-name="Source_20_Text"><text:span text:style-name="T15">..</text:span></text:span><text:span text:style-name="Source_20_Text"><text:span text:style-name="T20">53</text:span></text:span><text:span text:style-name="Source_20_Text"><text:span text:style-name="T15">cef72 </text:span></text:span><text:span text:style-name="Source_20_Text"><text:span text:style-name="T20">100644</text:span></text:span></text:p>
          <text:p text:style-name="P10"><text:span text:style-name="Source_20_Text"><text:span text:style-name="T15">--- a/</text:span></text:span><text:span text:style-name="Source_20_Text"><text:span text:style-name="T19">reset</text:span></text:span><text:span text:style-name="Source_20_Text"><text:span text:style-name="T15">.txt</text:span></text:span></text:p>
          <text:p text:style-name="P10"><text:span text:style-name="Source_20_Text"><text:span text:style-name="T15">+++ b/</text:span></text:span><text:span text:style-name="Source_20_Text"><text:span text:style-name="T19">reset</text:span></text:span><text:span text:style-name="Source_20_Text"><text:span text:style-name="T15">.txt</text:span></text:span></text:p>
          <text:p text:style-name="P10"><text:span text:style-name="Source_20_Text"><text:span text:style-name="T16">@@</text:span></text:span><text:span text:style-name="Source_20_Text"><text:span text:style-name="T15"> -</text:span></text:span><text:span text:style-name="Source_20_Text"><text:span text:style-name="T20">1</text:span></text:span><text:span text:style-name="Source_20_Text"><text:span text:style-name="T15"> +</text:span></text:span><text:span text:style-name="Source_20_Text"><text:span text:style-name="T20">1</text:span></text:span><text:span text:style-name="Source_20_Text"><text:span text:style-name="T15">,</text:span></text:span><text:span text:style-name="Source_20_Text"><text:span text:style-name="T20">4</text:span></text:span><text:span text:style-name="Source_20_Text"><text:span text:style-name="T15"> </text:span></text:span><text:span text:style-name="Source_20_Text"><text:span text:style-name="T16">@@</text:span></text:span></text:p>
          <text:p text:style-name="P10"><text:span text:style-name="Source_20_Text"><text:span text:style-name="T17"><text:s/></text:span></text:span><text:span text:style-name="Source_20_Text"><text:span text:style-name="T15">add </text:span></text:span><text:span text:style-name="Source_20_Text"><text:span text:style-name="T19">reset</text:span></text:span></text:p>
          <text:p text:style-name="P11"><text:span text:style-name="Source_20_Text"><text:span text:style-name="T15">+</text:span></text:span></text:p>
          <text:p text:style-name="P11"><text:span text:style-name="Source_20_Text"><text:span text:style-name="T15">+add git patch test</text:span></text:span></text:p>
          <text:p text:style-name="P11"><text:span text:style-name="Source_20_Text"><text:span text:style-name="T15">+</text:span></text:span><text:span text:style-name="T12">123456789</text:span></text:p>
          <text:p text:style-name="P10"><text:span text:style-name="Source_20_Text"><text:span text:style-name="T11">命令：</text:span></text:span><text:span text:style-name="Source_20_Text"><text:span text:style-name="T12">git diff --no-prefix &gt; my.patch</text:span></text:span></text:p>
          <text:p text:style-name="P12">1</text:p>
          <text:p text:style-name="P8">该命令与上一个命令不同的是，将对比文件前后的形象标志去掉了。</text:p>
          <text:p text:style-name="P10"><text:span text:style-name="Source_20_Text"><text:span text:style-name="T15">diff --git </text:span></text:span><text:span text:style-name="Source_20_Text"><text:span text:style-name="T19">reset</text:span></text:span><text:span text:style-name="Source_20_Text"><text:span text:style-name="T15">.txt </text:span></text:span><text:span text:style-name="Source_20_Text"><text:span text:style-name="T19">reset</text:span></text:span><text:span text:style-name="Source_20_Text"><text:span text:style-name="T15">.txt</text:span></text:span></text:p>
          <text:p text:style-name="P10"><text:span text:style-name="Source_20_Text"><text:span text:style-name="T19">index</text:span></text:span><text:span text:style-name="Source_20_Text"><text:span text:style-name="T15"> </text:span></text:span><text:span text:style-name="Source_20_Text"><text:span text:style-name="T20">7389186</text:span></text:span><text:span text:style-name="Source_20_Text"><text:span text:style-name="T15">..</text:span></text:span><text:span text:style-name="Source_20_Text"><text:span text:style-name="T20">53</text:span></text:span><text:span text:style-name="Source_20_Text"><text:span text:style-name="T15">cef72 </text:span></text:span><text:span text:style-name="Source_20_Text"><text:span text:style-name="T20">100644</text:span></text:span></text:p>
          <text:p text:style-name="P10"><text:span text:style-name="Source_20_Text"><text:span text:style-name="T15">--- </text:span></text:span><text:span text:style-name="Source_20_Text"><text:span text:style-name="T19">reset</text:span></text:span><text:span text:style-name="Source_20_Text"><text:span text:style-name="T15">.txt</text:span></text:span></text:p>
          <text:p text:style-name="P10"><text:span text:style-name="Source_20_Text"><text:span text:style-name="T15">+++ </text:span></text:span><text:span text:style-name="Source_20_Text"><text:span text:style-name="T19">reset</text:span></text:span><text:span text:style-name="Source_20_Text"><text:span text:style-name="T15">.txt</text:span></text:span></text:p>
          <text:p text:style-name="P10"><text:span text:style-name="Source_20_Text"><text:span text:style-name="T16">@@</text:span></text:span><text:span text:style-name="Source_20_Text"><text:span text:style-name="T15"> -</text:span></text:span><text:span text:style-name="Source_20_Text"><text:span text:style-name="T20">1</text:span></text:span><text:span text:style-name="Source_20_Text"><text:span text:style-name="T15"> +</text:span></text:span><text:span text:style-name="Source_20_Text"><text:span text:style-name="T20">1</text:span></text:span><text:span text:style-name="Source_20_Text"><text:span text:style-name="T15">,</text:span></text:span><text:span text:style-name="Source_20_Text"><text:span text:style-name="T20">4</text:span></text:span><text:span text:style-name="Source_20_Text"><text:span text:style-name="T15"> </text:span></text:span><text:span text:style-name="Source_20_Text"><text:span text:style-name="T16">@@</text:span></text:span></text:p>
          <text:p text:style-name="P10"><text:span text:style-name="Source_20_Text"><text:span text:style-name="T17"><text:s/></text:span></text:span><text:span text:style-name="Source_20_Text"><text:span text:style-name="T15">add </text:span></text:span><text:span text:style-name="Source_20_Text"><text:span text:style-name="T19">reset</text:span></text:span></text:p>
          <text:p text:style-name="P11"><text:span text:style-name="Source_20_Text"><text:span text:style-name="T15">+</text:span></text:span></text:p>
          <text:p text:style-name="P11"><text:span text:style-name="Source_20_Text"><text:span text:style-name="T15">+add git patch test</text:span></text:span></text:p>
          <text:p text:style-name="P11"><text:span text:style-name="Source_20_Text"><text:span text:style-name="T15">+</text:span></text:span><text:span text:style-name="T12">123456789</text:span></text:p>
          <text:p text:style-name="P10"><text:soft-page-break/><text:span text:style-name="Source_20_Text"><text:span text:style-name="T11">命令：</text:span></text:span><text:span text:style-name="Source_20_Text"><text:span text:style-name="T12">git diff master &gt; patch</text:span></text:span></text:p>
          <text:p text:style-name="P12">1</text:p>
          <text:p text:style-name="P7"><text:span text:style-name="T6">与上面的命令相同，即将</text:span><text:span text:style-name="T3">master</text:span><text:span text:style-name="T6">上的改动打包成补丁。</text:span></text:p>
          <text:p text:style-name="P6"><text:span text:style-name="Strong_20_Emphasis"><text:span text:style-name="T13">2</text:span></text:span><text:span text:style-name="Strong_20_Emphasis"><text:span text:style-name="T14">、通过某个提交创建补丁</text:span></text:span></text:p>
          <text:p text:style-name="P7"><text:span text:style-name="T6">具体将某一次的</text:span><text:span text:style-name="T3">commit</text:span><text:span text:style-name="T6">提交的内容和以后提交的</text:span><text:span text:style-name="T3">commit</text:span><text:span text:style-name="T6">的内容分别以文件分开，将改动封装成补丁。</text:span></text:p>
          <text:p text:style-name="P10"><text:span text:style-name="Source_20_Text"><text:span text:style-name="T11">命令：</text:span></text:span><text:span text:style-name="Source_20_Text"><text:span text:style-name="T12">git format-patch &lt;commit id&gt;</text:span></text:span></text:p>
          <text:p text:style-name="P12">1</text:p>
          <text:p text:style-name="P10"><text:span text:style-name="Source_20_Text"><text:span text:style-name="T15">commit </text:span></text:span><text:span text:style-name="Source_20_Text"><text:span text:style-name="T20">99e826</text:span></text:span><text:span text:style-name="Source_20_Text"><text:span text:style-name="T15">d211ddea11689d09e0362877c076522b13</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Sun Nov </text:span></text:span><text:span text:style-name="Source_20_Text"><text:span text:style-name="T20">6</text:span></text:span><text:span text:style-name="Source_20_Text"><text:span text:style-name="T15"> </text:span></text:span><text:span text:style-name="Source_20_Text"><text:span text:style-name="T20">20</text:span></text:span><text:span text:style-name="Source_20_Text"><text:span text:style-name="T15">:</text:span></text:span><text:span text:style-name="Source_20_Text"><text:span text:style-name="T20">54</text:span></text:span><text:span text:style-name="Source_20_Text"><text:span text:style-name="T15">:</text:span></text:span><text:span text:style-name="Source_20_Text"><text:span text:style-name="T20">33</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test git patch</text:span></text:span></text:p>
          <text:p text:style-name="P11"/>
          <text:p text:style-name="P10"><text:span text:style-name="Source_20_Text"><text:span text:style-name="T15">commit </text:span></text:span><text:span text:style-name="Source_20_Text"><text:span text:style-name="T20">1996</text:span></text:span><text:span text:style-name="Source_20_Text"><text:span text:style-name="T15">afe5edeaab3f7269dcbe51f2d658936d7f8c</text:span></text:span></text:p>
          <text:p text:style-name="P10"><text:span text:style-name="Source_20_Text"><text:span text:style-name="T16">Merge:</text:span></text:span><text:span text:style-name="Source_20_Text"><text:span text:style-name="T15"> </text:span></text:span><text:span text:style-name="Source_20_Text"><text:span text:style-name="T20">546</text:span></text:span><text:span text:style-name="Source_20_Text"><text:span text:style-name="T15">d73a </text:span></text:span><text:span text:style-name="Source_20_Text"><text:span text:style-name="T20">0</text:span></text:span><text:span text:style-name="Source_20_Text"><text:span text:style-name="T15">f58788</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Sun Nov </text:span></text:span><text:span text:style-name="Source_20_Text"><text:span text:style-name="T20">6</text:span></text:span><text:span text:style-name="Source_20_Text"><text:span text:style-name="T15"> </text:span></text:span><text:span text:style-name="Source_20_Text"><text:span text:style-name="T20">20</text:span></text:span><text:span text:style-name="Source_20_Text"><text:span text:style-name="T15">:</text:span></text:span><text:span text:style-name="Source_20_Text"><text:span text:style-name="T20">12</text:span></text:span><text:span text:style-name="Source_20_Text"><text:span text:style-name="T15">:</text:span></text:span><text:span text:style-name="Source_20_Text"><text:span text:style-name="T20">38</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readme</text:span></text:span></text:p>
          <text:p text:style-name="P11"/>
          <text:p text:style-name="P10"><text:span text:style-name="Source_20_Text"><text:span text:style-name="T15">commit </text:span></text:span><text:span text:style-name="Source_20_Text"><text:span text:style-name="T20">546</text:span></text:span><text:span text:style-name="Source_20_Text"><text:span text:style-name="T15">d73a5842ecd4df8dc35994bc520b22c12fcb3</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Sun Nov </text:span></text:span><text:span text:style-name="Source_20_Text"><text:span text:style-name="T20">6</text:span></text:span><text:span text:style-name="Source_20_Text"><text:span text:style-name="T15"> </text:span></text:span><text:span text:style-name="Source_20_Text"><text:span text:style-name="T20">09</text:span></text:span><text:span text:style-name="Source_20_Text"><text:span text:style-name="T15">:</text:span></text:span><text:span text:style-name="Source_20_Text"><text:span text:style-name="T20">26</text:span></text:span><text:span text:style-name="Source_20_Text"><text:span text:style-name="T15">:</text:span></text:span><text:span text:style-name="Source_20_Text"><text:span text:style-name="T20">29</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reset</text:span></text:span><text:span text:style-name="Source_20_Text"><text:span text:style-name="T21">.txt</text:span></text:span></text:p>
          <text:p text:style-name="P10"><text:span text:style-name="Source_20_Text"><text:span text:style-name="T15">ghost@ghost-machine:~/workspace/test/Project_test$ git format-patch </text:span></text:span><text:span text:style-name="Source_20_Text"><text:span text:style-name="T20">546</text:span></text:span><text:span text:style-name="Source_20_Text"><text:span text:style-name="T15">d73a5842ecd4df8dc35994bc520b22c12fcb3</text:span></text:span></text:p>
          <text:p text:style-name="P10"><text:span text:style-name="Source_20_Text"><text:span text:style-name="T20">0001</text:span></text:span><text:span text:style-name="Source_20_Text"><text:span text:style-name="T15">-</text:span></text:span><text:span text:style-name="Source_20_Text"><text:span text:style-name="T19">add</text:span></text:span><text:span text:style-name="Source_20_Text"><text:span text:style-name="T15">-readme</text:span></text:span><text:span text:style-name="Source_20_Text"><text:span text:style-name="T21">.txt.patch</text:span></text:span></text:p>
          <text:p text:style-name="P10"><text:span text:style-name="Source_20_Text"><text:span text:style-name="T20">0002</text:span></text:span><text:span text:style-name="Source_20_Text"><text:span text:style-name="T15">-</text:span></text:span><text:span text:style-name="Source_20_Text"><text:span text:style-name="T19">add</text:span></text:span><text:span text:style-name="Source_20_Text"><text:span text:style-name="T15">-test-git-patch</text:span></text:span><text:span text:style-name="Source_20_Text"><text:span text:style-name="T21">.patch</text:span></text:span></text:p>
          <text:p text:style-name="P11"><text:span text:style-name="Source_20_Text"><text:span text:style-name="T15">ghost@ghost-machine:~/workspace/test/Project_test$ ls</text:span></text:span></text:p>
          <text:p text:style-name="P10"><text:span text:style-name="Source_20_Text"><text:span text:style-name="T20">0001</text:span></text:span><text:span text:style-name="Source_20_Text"><text:span text:style-name="T15">-</text:span></text:span><text:span text:style-name="Source_20_Text"><text:span text:style-name="T19">add</text:span></text:span><text:span text:style-name="Source_20_Text"><text:span text:style-name="T15">-readme</text:span></text:span><text:span text:style-name="Source_20_Text"><text:span text:style-name="T21">.txt.patch</text:span></text:span><text:span text:style-name="Source_20_Text"><text:span text:style-name="T15"> <text:s/></text:span></text:span><text:span text:style-name="Source_20_Text"><text:span text:style-name="T20">0002</text:span></text:span><text:span text:style-name="Source_20_Text"><text:span text:style-name="T15">-</text:span></text:span><text:span text:style-name="Source_20_Text"><text:span text:style-name="T19">add</text:span></text:span><text:span text:style-name="Source_20_Text"><text:span text:style-name="T15">-test-git-patch</text:span></text:span><text:span text:style-name="Source_20_Text"><text:span text:style-name="T21">.patch</text:span></text:span><text:span text:style-name="Source_20_Text"><text:span text:style-name="T15"> <text:s/>readme</text:span></text:span><text:span text:style-name="Source_20_Text"><text:span text:style-name="T21">.txt</text:span></text:span><text:span text:style-name="Source_20_Text"><text:span text:style-name="T15"> <text:s/>reset</text:span></text:span><text:span text:style-name="Source_20_Text"><text:span text:style-name="T21">.txt</text:span></text:span></text:p>
          <text:p text:style-name="P11"><text:span text:style-name="Source_20_Text"><text:span text:style-name="T15">ghost@ghost-machine:~/workspace/test/Project_test$</text:span></text:span><text:span text:style-name="T12">123456789101112131415161718192021222324</text:span></text:p>
          <text:p text:style-name="P6"><text:span text:style-name="Strong_20_Emphasis"><text:span text:style-name="T13">3</text:span></text:span><text:span text:style-name="Strong_20_Emphasis"><text:span text:style-name="T14">、最近的</text:span></text:span><text:span text:style-name="Strong_20_Emphasis"><text:span text:style-name="T13">commit</text:span></text:span><text:span text:style-name="Strong_20_Emphasis"><text:span text:style-name="T14">提交的补丁</text:span></text:span></text:p>
          <text:p text:style-name="P10"><text:span text:style-name="Source_20_Text"><text:span text:style-name="T11">命令：</text:span></text:span><text:span text:style-name="Source_20_Text"><text:span text:style-name="T12">git format-patch HEAD^ <text:s/>&lt;==</text:span></text:span><text:span text:style-name="Source_20_Text"><text:span text:style-name="T11">最近的</text:span></text:span><text:span text:style-name="Source_20_Text"><text:span text:style-name="T12">1</text:span></text:span><text:span text:style-name="Source_20_Text"><text:span text:style-name="T11">次</text:span></text:span><text:span text:style-name="Source_20_Text"><text:span text:style-name="T12">commit</text:span></text:span><text:span text:style-name="Source_20_Text"><text:span text:style-name="T11">的</text:span></text:span><text:span text:style-name="Source_20_Text"><text:span text:style-name="T12">patch</text:span></text:span></text:p>
          <text:p text:style-name="P11"><text:span text:style-name="Source_20_Text"><text:span text:style-name="T11">命令：</text:span></text:span><text:span text:style-name="Source_20_Text"><text:span text:style-name="T12">git format-patch HEAD^^ &lt;==</text:span></text:span><text:span text:style-name="Source_20_Text"><text:span text:style-name="T11">最近的</text:span></text:span><text:span text:style-name="Source_20_Text"><text:span text:style-name="T12">2</text:span></text:span><text:span text:style-name="Source_20_Text"><text:span text:style-name="T11">次</text:span></text:span><text:span text:style-name="Source_20_Text"><text:span text:style-name="T12">commit</text:span></text:span><text:span text:style-name="Source_20_Text"><text:span text:style-name="T11">的</text:span></text:span><text:span text:style-name="Source_20_Text"><text:span text:style-name="T12">patch</text:span></text:span></text:p>
          <text:p text:style-name="P12">12</text:p>
          <text:p text:style-name="P7"><text:soft-page-break/><text:span text:style-name="T6">与上面得到的结果一样，这样做就不用输入</text:span><text:span text:style-name="T3">commit</text:span><text:span text:style-name="T6">的哈希值</text:span></text:p>
          <text:p text:style-name="P8">最终的补丁的内容为</text:p>
          <text:p text:style-name="P10"><text:span text:style-name="Source_20_Text"><text:span text:style-name="T15">From </text:span></text:span><text:span text:style-name="Source_20_Text"><text:span text:style-name="T20">99e826</text:span></text:span><text:span text:style-name="Source_20_Text"><text:span text:style-name="T15">d211ddea11689d09e0362877c076522b13 Mon Sep </text:span></text:span><text:span text:style-name="Source_20_Text"><text:span text:style-name="T20">17</text:span></text:span><text:span text:style-name="Source_20_Text"><text:span text:style-name="T15"> </text:span></text:span><text:span text:style-name="Source_20_Text"><text:span text:style-name="T20">00</text:span></text:span><text:span text:style-name="Source_20_Text"><text:span text:style-name="T15">:</text:span></text:span><text:span text:style-name="Source_20_Text"><text:span text:style-name="T20">00</text:span></text:span><text:span text:style-name="Source_20_Text"><text:span text:style-name="T15">:</text:span></text:span><text:span text:style-name="Source_20_Text"><text:span text:style-name="T20">00</text:span></text:span><text:span text:style-name="Source_20_Text"><text:span text:style-name="T15"> </text:span></text:span><text:span text:style-name="Source_20_Text"><text:span text:style-name="T20">2001</text:span></text:span></text:p>
          <text:p text:style-name="P10"><text:span text:style-name="Source_20_Text"><text:span text:style-name="T16">From:</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Sun, </text:span></text:span><text:span text:style-name="Source_20_Text"><text:span text:style-name="T20">6</text:span></text:span><text:span text:style-name="Source_20_Text"><text:span text:style-name="T15"> Nov </text:span></text:span><text:span text:style-name="Source_20_Text"><text:span text:style-name="T20">2016</text:span></text:span><text:span text:style-name="Source_20_Text"><text:span text:style-name="T15"> </text:span></text:span><text:span text:style-name="Source_20_Text"><text:span text:style-name="T20">20</text:span></text:span><text:span text:style-name="Source_20_Text"><text:span text:style-name="T15">:</text:span></text:span><text:span text:style-name="Source_20_Text"><text:span text:style-name="T20">54</text:span></text:span><text:span text:style-name="Source_20_Text"><text:span text:style-name="T15">:</text:span></text:span><text:span text:style-name="Source_20_Text"><text:span text:style-name="T20">33</text:span></text:span><text:span text:style-name="Source_20_Text"><text:span text:style-name="T15"> +</text:span></text:span><text:span text:style-name="Source_20_Text"><text:span text:style-name="T20">0800</text:span></text:span></text:p>
          <text:p text:style-name="P10"><text:span text:style-name="Source_20_Text"><text:span text:style-name="T16">Subject:</text:span></text:span><text:span text:style-name="Source_20_Text"><text:span text:style-name="T15"> [PATCH] </text:span></text:span><text:span text:style-name="Source_20_Text"><text:span text:style-name="T19">add</text:span></text:span><text:span text:style-name="Source_20_Text"><text:span text:style-name="T15"> test git patch</text:span></text:span></text:p>
          <text:p text:style-name="P11"/>
          <text:p text:style-name="P11"><text:span text:style-name="Source_20_Text"><text:span text:style-name="T15">---</text:span></text:span></text:p>
          <text:p text:style-name="P10"><text:span text:style-name="Source_20_Text"><text:span text:style-name="T17"><text:s/></text:span></text:span><text:span text:style-name="Source_20_Text"><text:span text:style-name="T15">reset</text:span></text:span><text:span text:style-name="Source_20_Text"><text:span text:style-name="T21">.txt</text:span></text:span><text:span text:style-name="Source_20_Text"><text:span text:style-name="T15"> | </text:span></text:span><text:span text:style-name="Source_20_Text"><text:span text:style-name="T20">3</text:span></text:span><text:span text:style-name="Source_20_Text"><text:span text:style-name="T15"> +++</text:span></text:span></text:p>
          <text:p text:style-name="P10"><text:span text:style-name="Source_20_Text"><text:span text:style-name="T17"><text:s/></text:span></text:span><text:span text:style-name="Source_20_Text"><text:span text:style-name="T20">1</text:span></text:span><text:span text:style-name="Source_20_Text"><text:span text:style-name="T15"> file changed, </text:span></text:span><text:span text:style-name="Source_20_Text"><text:span text:style-name="T20">3</text:span></text:span><text:span text:style-name="Source_20_Text"><text:span text:style-name="T15"> insertions(+)</text:span></text:span></text:p>
          <text:p text:style-name="P11"/>
          <text:p text:style-name="P10"><text:span text:style-name="Source_20_Text"><text:span text:style-name="T15">diff --git a/reset</text:span></text:span><text:span text:style-name="Source_20_Text"><text:span text:style-name="T21">.txt</text:span></text:span><text:span text:style-name="Source_20_Text"><text:span text:style-name="T15"> b/reset</text:span></text:span><text:span text:style-name="Source_20_Text"><text:span text:style-name="T21">.txt</text:span></text:span></text:p>
          <text:p text:style-name="P10"><text:span text:style-name="Source_20_Text"><text:span text:style-name="T15">index </text:span></text:span><text:span text:style-name="Source_20_Text"><text:span text:style-name="T20">7389186..53</text:span></text:span><text:span text:style-name="Source_20_Text"><text:span text:style-name="T15">cef72 </text:span></text:span><text:span text:style-name="Source_20_Text"><text:span text:style-name="T20">100644</text:span></text:span></text:p>
          <text:p text:style-name="P10"><text:span text:style-name="Source_20_Text"><text:span text:style-name="T15">--- a/reset</text:span></text:span><text:span text:style-name="Source_20_Text"><text:span text:style-name="T21">.txt</text:span></text:span></text:p>
          <text:p text:style-name="P10"><text:span text:style-name="Source_20_Text"><text:span text:style-name="T15">+++ b/reset</text:span></text:span><text:span text:style-name="Source_20_Text"><text:span text:style-name="T21">.txt</text:span></text:span></text:p>
          <text:p text:style-name="P10"><text:span text:style-name="Source_20_Text"><text:span text:style-name="T15">@@ -</text:span></text:span><text:span text:style-name="Source_20_Text"><text:span text:style-name="T20">1</text:span></text:span><text:span text:style-name="Source_20_Text"><text:span text:style-name="T15"> +</text:span></text:span><text:span text:style-name="Source_20_Text"><text:span text:style-name="T20">1</text:span></text:span><text:span text:style-name="Source_20_Text"><text:span text:style-name="T15">,</text:span></text:span><text:span text:style-name="Source_20_Text"><text:span text:style-name="T20">4</text:span></text:span><text:span text:style-name="Source_20_Text"><text:span text:style-name="T15"> @@</text:span></text:span></text:p>
          <text:p text:style-name="P10"><text:span text:style-name="Source_20_Text"><text:span text:style-name="T17"><text:s/></text:span></text:span><text:span text:style-name="Source_20_Text"><text:span text:style-name="T19">add</text:span></text:span><text:span text:style-name="Source_20_Text"><text:span text:style-name="T15"> reset</text:span></text:span></text:p>
          <text:p text:style-name="P11"><text:span text:style-name="Source_20_Text"><text:span text:style-name="T15">+</text:span></text:span></text:p>
          <text:p text:style-name="P10"><text:span text:style-name="Source_20_Text"><text:span text:style-name="T15">+</text:span></text:span><text:span text:style-name="Source_20_Text"><text:span text:style-name="T19">add</text:span></text:span><text:span text:style-name="Source_20_Text"><text:span text:style-name="T15"> git patch test</text:span></text:span></text:p>
          <text:p text:style-name="P11"><text:span text:style-name="Source_20_Text"><text:span text:style-name="T15">+</text:span></text:span></text:p>
          <text:p text:style-name="P11"><text:span text:style-name="Source_20_Text"><text:span text:style-name="T15">-- </text:span></text:span></text:p>
          <text:p text:style-name="P10"><text:span text:style-name="Source_20_Text"><text:span text:style-name="T20">2.7.4</text:span></text:span><text:span text:style-name="T12">1234567891011121314151617181920</text:span></text:p>
          <text:h text:style-name="P4" text:outline-level="1"><text:bookmark text:name="git打补丁patch"/><text:bookmark text:name="t1"/><text:span text:style-name="T2">git</text:span><text:span text:style-name="T5">打补丁</text:span><text:span text:style-name="T2">patch</text:span></text:h>
          <text:p text:style-name="P8">将创建的补丁放在同一份镜像版本上，即开发过程中另外同事的开发版本上，输入打补丁命令：</text:p>
          <text:p text:style-name="P10"><text:span text:style-name="Source_20_Text"><text:span text:style-name="T11">命令：</text:span></text:span><text:span text:style-name="Source_20_Text"><text:span text:style-name="T12">patch -p1 &lt; my.patch</text:span></text:span></text:p>
          <text:p text:style-name="P11"><text:span text:style-name="Source_20_Text"><text:span text:style-name="T11">命令：</text:span></text:span><text:span text:style-name="Source_20_Text"><text:span text:style-name="T12">patch -p0 &lt; my.patch</text:span></text:span></text:p>
          <text:p text:style-name="P12">12</text:p>
          <text:p text:style-name="P7"><text:span text:style-name="T3">p</text:span><text:span text:style-name="T6">后面的数字</text:span><text:span text:style-name="T3">0,1,2,</text:span><text:span text:style-name="T6">是指略去的</text:span><text:span text:style-name="T3">patch</text:span><text:span text:style-name="T6">文件中的前几级目录，对于</text:span><text:span text:style-name="T3">diff</text:span><text:span text:style-name="T6">文件的内容来说</text:span></text:p>
          <text:p text:style-name="P10"><text:span text:style-name="Source_20_Text"><text:span text:style-name="T15">diff --git a/</text:span></text:span><text:span text:style-name="Source_20_Text"><text:span text:style-name="T19">reset</text:span></text:span><text:span text:style-name="Source_20_Text"><text:span text:style-name="T15">.txt b/</text:span></text:span><text:span text:style-name="Source_20_Text"><text:span text:style-name="T19">reset</text:span></text:span><text:span text:style-name="Source_20_Text"><text:span text:style-name="T15">.txt</text:span></text:span></text:p>
          <text:p text:style-name="P10"><text:span text:style-name="Source_20_Text"><text:span text:style-name="T19">index</text:span></text:span><text:span text:style-name="Source_20_Text"><text:span text:style-name="T15"> </text:span></text:span><text:span text:style-name="Source_20_Text"><text:span text:style-name="T20">7389186</text:span></text:span><text:span text:style-name="Source_20_Text"><text:span text:style-name="T15">..</text:span></text:span><text:span text:style-name="Source_20_Text"><text:span text:style-name="T20">53</text:span></text:span><text:span text:style-name="Source_20_Text"><text:span text:style-name="T15">cef72 </text:span></text:span><text:span text:style-name="Source_20_Text"><text:span text:style-name="T20">100644</text:span></text:span><text:span text:style-name="T12">12</text:span></text:p>
          <text:p text:style-name="P10"><text:span text:style-name="Source_20_Text"><text:span text:style-name="T12">-p0 </text:span></text:span><text:span text:style-name="Source_20_Text"><text:span text:style-name="T11">就表示从当前目录，找一个叫作</text:span></text:span><text:span text:style-name="Source_20_Text"><text:span text:style-name="T12">b</text:span></text:span><text:span text:style-name="Source_20_Text"><text:span text:style-name="T11">的目录再在这个目录中找一个</text:span></text:span><text:span text:style-name="Source_20_Text"><text:span text:style-name="T12">reset.txt</text:span></text:span><text:span text:style-name="Source_20_Text"><text:span text:style-name="T11">的文件。</text:span></text:span></text:p>
          <text:p text:style-name="P11"><text:span text:style-name="Source_20_Text"><text:span text:style-name="T12">-p1 </text:span></text:span><text:span text:style-name="Source_20_Text"><text:span text:style-name="T11">就表示从当前目录，忽略第一层</text:span></text:span><text:span text:style-name="Source_20_Text"><text:span text:style-name="T12">b</text:span></text:span><text:span text:style-name="Source_20_Text"><text:span text:style-name="T11">的目录，在当前目录中找一个</text:span></text:span><text:span text:style-name="Source_20_Text"><text:span text:style-name="T12">reset.txt</text:span></text:span><text:span text:style-name="Source_20_Text"><text:span text:style-name="T11">的文件。</text:span></text:span></text:p>
          <text:p text:style-name="P12">12</text:p>
          <text:p text:style-name="P7"><text:span text:style-name="T6">当前目录可以用命令：</text:span><text:span text:style-name="T3">pwd</text:span><text:span text:style-name="T6">得到。</text:span></text:p>
          <text:p text:style-name="P7"><text:soft-page-break/><text:span text:style-name="T6">命令：</text:span><text:span text:style-name="T3">patch -p1 &lt; my.patch </text:span><text:span text:style-name="T6">效果显示为</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ls</text:span></text:span></text:p>
          <text:p text:style-name="P11"><text:span text:style-name="Source_20_Text"><text:span text:style-name="T15">my.patch <text:s/>readme.txt <text:s/>reset.txt</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patch -p1 &lt; my.patch </text:span></text:span></text:p>
          <text:p text:style-name="P11"><text:span text:style-name="Source_20_Text"><text:span text:style-name="T15">patching file reset.txt</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git status</text:span></text:span></text:p>
          <text:p text:style-name="P11"><text:span text:style-name="Source_20_Text"><text:span text:style-name="T18">位于分支 </text:span></text:span><text:span text:style-name="Source_20_Text"><text:span text:style-name="T15">master</text:span></text:span></text:p>
          <text:p text:style-name="P10"><text:span text:style-name="Source_20_Text"><text:span text:style-name="T18">您的分支与上游分支 </text:span></text:span><text:span text:style-name="Source_20_Text"><text:span text:style-name="T21">'origin/master'</text:span></text:span><text:span text:style-name="Source_20_Text"><text:span text:style-name="T15"> </text:span></text:span><text:span text:style-name="Source_20_Text"><text:span text:style-name="T18">一致。</text:span></text:span></text:p>
          <text:p text:style-name="P11"><text:span text:style-name="Source_20_Text"><text:span text:style-name="T18">尚未暂存以备提交的变更：</text:span></text:span></text:p>
          <text:p text:style-name="P10"><text:span text:style-name="Source_20_Text"><text:span text:style-name="T17"><text:s text:c="2"/></text:span></text:span><text:span text:style-name="Source_20_Text"><text:span text:style-name="T18">（使用 </text:span></text:span><text:span text:style-name="Source_20_Text"><text:span text:style-name="T21">"git add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更新要提交的内容）</text:span></text:span></text:p>
          <text:p text:style-name="P10"><text:span text:style-name="Source_20_Text"><text:span text:style-name="T17"><text:s text:c="2"/></text:span></text:span><text:span text:style-name="Source_20_Text"><text:span text:style-name="T18">（使用 </text:span></text:span><text:span text:style-name="Source_20_Text"><text:span text:style-name="T21">"git checkout --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丢弃工作区的改动）</text:span></text:span></text:p>
          <text:p text:style-name="P11"/>
          <text:p text:style-name="P11"><text:span text:style-name="Source_20_Text"><text:span text:style-name="T17"><text:s text:c="4"/></text:span></text:span><text:span text:style-name="Source_20_Text"><text:span text:style-name="T18">修改： <text:s text:c="4"/></text:span></text:span><text:span text:style-name="Source_20_Text"><text:span text:style-name="T15">reset.txt</text:span></text:span></text:p>
          <text:p text:style-name="P11"/>
          <text:p text:style-name="P10"><text:span text:style-name="Source_20_Text"><text:span text:style-name="T18">未跟踪的文件</text:span></text:span><text:span text:style-name="Source_20_Text"><text:span text:style-name="T21">:</text:span></text:span></text:p>
          <text:p text:style-name="P10"><text:span text:style-name="Source_20_Text"><text:span text:style-name="T17"><text:s text:c="2"/></text:span></text:span><text:span text:style-name="Source_20_Text"><text:span text:style-name="T18">（使用 </text:span></text:span><text:span text:style-name="Source_20_Text"><text:span text:style-name="T21">"git add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以包含要提交的内容）</text:span></text:span></text:p>
          <text:p text:style-name="P11"/>
          <text:p text:style-name="P11"><text:span text:style-name="Source_20_Text"><text:span text:style-name="T17"><text:s text:c="4"/></text:span></text:span><text:span text:style-name="Source_20_Text"><text:span text:style-name="T15">my.patch</text:span></text:span></text:p>
          <text:p text:style-name="P11"/>
          <text:p text:style-name="P10"><text:span text:style-name="Source_20_Text"><text:span text:style-name="T18">修改尚未加入提交（使用 </text:span></text:span><text:span text:style-name="Source_20_Text"><text:span text:style-name="T21">"git add"</text:span></text:span><text:span text:style-name="Source_20_Text"><text:span text:style-name="T15"> </text:span></text:span><text:span text:style-name="Source_20_Text"><text:span text:style-name="T18">和</text:span></text:span><text:span text:style-name="Source_20_Text"><text:span text:style-name="T15">/</text:span></text:span><text:span text:style-name="Source_20_Text"><text:span text:style-name="T18">或 </text:span></text:span><text:span text:style-name="Source_20_Text"><text:span text:style-name="T21">"git commit -a"</text:span></text:span><text:span text:style-name="Source_20_Text"><text:span text:style-name="T18">）</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5">$</text:span></text:span><text:span text:style-name="T12">1234567891011121314151617181920</text:span></text:p>
          <text:p text:style-name="P7"><text:span text:style-name="T6">对于命令：</text:span><text:span text:style-name="T3">git diff –no-prefix &gt; my.patch</text:span><text:span text:style-name="T6">所创建的补丁来说</text:span></text:p>
          <text:p text:style-name="P10"><text:span text:style-name="Source_20_Text"><text:span text:style-name="T15">diff --git </text:span></text:span><text:span text:style-name="Source_20_Text"><text:span text:style-name="T19">reset</text:span></text:span><text:span text:style-name="Source_20_Text"><text:span text:style-name="T15">.txt </text:span></text:span><text:span text:style-name="Source_20_Text"><text:span text:style-name="T19">reset</text:span></text:span><text:span text:style-name="Source_20_Text"><text:span text:style-name="T15">.txt</text:span></text:span></text:p>
          <text:p text:style-name="P10"><text:span text:style-name="Source_20_Text"><text:span text:style-name="T19">index</text:span></text:span><text:span text:style-name="Source_20_Text"><text:span text:style-name="T15"> </text:span></text:span><text:span text:style-name="Source_20_Text"><text:span text:style-name="T20">7389186</text:span></text:span><text:span text:style-name="Source_20_Text"><text:span text:style-name="T15">..</text:span></text:span><text:span text:style-name="Source_20_Text"><text:span text:style-name="T20">53</text:span></text:span><text:span text:style-name="Source_20_Text"><text:span text:style-name="T15">cef72 </text:span></text:span><text:span text:style-name="Source_20_Text"><text:span text:style-name="T20">100644</text:span></text:span><text:span text:style-name="T12">12</text:span></text:p>
          <text:p text:style-name="P7"><text:span text:style-name="T6">命令：</text:span><text:span text:style-name="T3">patch -p0 &lt; my.patch </text:span><text:span text:style-name="T6">效果显示为</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ls</text:span></text:span></text:p>
          <text:p text:style-name="P11"><text:span text:style-name="Source_20_Text"><text:span text:style-name="T15">my.patch <text:s/>readme.txt <text:s/>reset.txt</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patch -p</text:span></text:span><text:span text:style-name="Source_20_Text"><text:span text:style-name="T20">0</text:span></text:span><text:span text:style-name="Source_20_Text"><text:span text:style-name="T15"> &lt; my.patch </text:span></text:span></text:p>
          <text:p text:style-name="P11"><text:span text:style-name="Source_20_Text"><text:span text:style-name="T15">patching file reset.txt</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git status</text:span></text:span></text:p>
          <text:p text:style-name="P11"><text:span text:style-name="Source_20_Text"><text:span text:style-name="T18">位于分支 </text:span></text:span><text:span text:style-name="Source_20_Text"><text:span text:style-name="T15">master</text:span></text:span></text:p>
          <text:p text:style-name="P10"><text:span text:style-name="Source_20_Text"><text:span text:style-name="T18">您的分支与上游分支 </text:span></text:span><text:span text:style-name="Source_20_Text"><text:span text:style-name="T21">'origin/master'</text:span></text:span><text:span text:style-name="Source_20_Text"><text:span text:style-name="T15"> </text:span></text:span><text:span text:style-name="Source_20_Text"><text:span text:style-name="T18">一致。</text:span></text:span></text:p>
          <text:p text:style-name="P11"><text:span text:style-name="Source_20_Text"><text:span text:style-name="T18">尚未暂存以备提交的变更：</text:span></text:span></text:p>
          <text:p text:style-name="P10"><text:span text:style-name="Source_20_Text"><text:span text:style-name="T17"><text:s text:c="2"/></text:span></text:span><text:span text:style-name="Source_20_Text"><text:span text:style-name="T18">（使用 </text:span></text:span><text:span text:style-name="Source_20_Text"><text:span text:style-name="T21">"git add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更新要提交的内容）</text:span></text:span></text:p>
          <text:p text:style-name="P10"><text:span text:style-name="Source_20_Text"><text:span text:style-name="T17"><text:s text:c="2"/></text:span></text:span><text:span text:style-name="Source_20_Text"><text:span text:style-name="T18">（使用 </text:span></text:span><text:span text:style-name="Source_20_Text"><text:span text:style-name="T21">"git checkout --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丢弃工作区的改动）</text:span></text:span></text:p>
          <text:p text:style-name="P11"/>
          <text:p text:style-name="P11"><text:span text:style-name="Source_20_Text"><text:span text:style-name="T17"><text:s text:c="4"/></text:span></text:span><text:span text:style-name="Source_20_Text"><text:span text:style-name="T18">修改： <text:s text:c="4"/></text:span></text:span><text:span text:style-name="Source_20_Text"><text:span text:style-name="T15">reset.txt</text:span></text:span></text:p>
          <text:p text:style-name="P11"/>
          <text:p text:style-name="P10"><text:span text:style-name="Source_20_Text"><text:span text:style-name="T18">未跟踪的文件</text:span></text:span><text:span text:style-name="Source_20_Text"><text:span text:style-name="T21">:</text:span></text:span></text:p>
          <text:p text:style-name="P10"><text:soft-page-break/><text:span text:style-name="Source_20_Text"><text:span text:style-name="T17"><text:s text:c="2"/></text:span></text:span><text:span text:style-name="Source_20_Text"><text:span text:style-name="T18">（使用 </text:span></text:span><text:span text:style-name="Source_20_Text"><text:span text:style-name="T21">"git add &lt;</text:span></text:span><text:span text:style-name="Source_20_Text"><text:span text:style-name="T22">文件</text:span></text:span><text:span text:style-name="Source_20_Text"><text:span text:style-name="T21">&gt;..."</text:span></text:span><text:span text:style-name="Source_20_Text"><text:span text:style-name="T15"> </text:span></text:span><text:span text:style-name="Source_20_Text"><text:span text:style-name="T18">以包含要提交的内容）</text:span></text:span></text:p>
          <text:p text:style-name="P11"/>
          <text:p text:style-name="P11"><text:span text:style-name="Source_20_Text"><text:span text:style-name="T17"><text:s text:c="4"/></text:span></text:span><text:span text:style-name="Source_20_Text"><text:span text:style-name="T15">my.patch</text:span></text:span></text:p>
          <text:p text:style-name="P11"/>
          <text:p text:style-name="P10"><text:span text:style-name="Source_20_Text"><text:span text:style-name="T18">修改尚未加入提交（使用 </text:span></text:span><text:span text:style-name="Source_20_Text"><text:span text:style-name="T21">"git add"</text:span></text:span><text:span text:style-name="Source_20_Text"><text:span text:style-name="T15"> </text:span></text:span><text:span text:style-name="Source_20_Text"><text:span text:style-name="T18">和</text:span></text:span><text:span text:style-name="Source_20_Text"><text:span text:style-name="T15">/</text:span></text:span><text:span text:style-name="Source_20_Text"><text:span text:style-name="T18">或 </text:span></text:span><text:span text:style-name="Source_20_Text"><text:span text:style-name="T21">"git commit -a"</text:span></text:span><text:span text:style-name="Source_20_Text"><text:span text:style-name="T18">）</text:span></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5">$</text:span></text:span><text:span text:style-name="T12">1234567891011121314151617181920</text:span></text:p>
          <text:p text:style-name="P7"><text:span text:style-name="T6">对于命令：</text:span><text:span text:style-name="T3">git format-patch</text:span><text:span text:style-name="T6">所创建的补丁，打补丁后不会将原来的</text:span><text:span text:style-name="T3">commit</text:span><text:span text:style-name="T6">的信息打上去，也就是打补丁后</text:span><text:span text:style-name="T3">git log</text:span><text:span text:style-name="T6">看不到</text:span><text:span text:style-name="T3">commit</text:span><text:span text:style-name="T6">的信息，而是以差异化的形式将补丁打上去，用</text:span><text:span text:style-name="T3">git diff</text:span><text:span text:style-name="T6">可以看到，打完补丁后还需要手动</text:span><text:span text:style-name="T3">git add </text:span><text:span text:style-name="T6">和</text:span><text:span text:style-name="T3">git commit</text:span><text:span text:style-name="T6">提交自己的修改。</text:span></text:p>
          <text:p text:style-name="P7"><text:span text:style-name="T6">如果此时再打补丁，</text:span><text:span text:style-name="T3">git</text:span><text:span text:style-name="T6">会有明显的提示，提示该补丁已经打过，会询问下一步，如下所示，输入</text:span><text:span text:style-name="T3">n</text:span><text:span text:style-name="T6">是不变，输入</text:span><text:span text:style-name="T3">y</text:span><text:span text:style-name="T6">为还原该补丁的改动</text:span></text:p>
          <text:p text:style-name="P10"><text:span text:style-name="Source_20_Text"><text:span text:style-name="T15">ghost</text:span></text:span><text:span text:style-name="Source_20_Text"><text:span text:style-name="T16">@ghost</text:span></text:span><text:span text:style-name="Source_20_Text"><text:span text:style-name="T15">-</text:span></text:span><text:span text:style-name="Source_20_Text"><text:span text:style-name="T21">machine:</text:span></text:span><text:span text:style-name="Source_20_Text"><text:span text:style-name="T15">~</text:span></text:span><text:span text:style-name="Source_20_Text"><text:span text:style-name="T23">/workspace/test/ghost_project/</text:span></text:span><text:span text:style-name="Source_20_Text"><text:span text:style-name="T21">Project_test</text:span></text:span><text:span text:style-name="Source_20_Text"><text:span text:style-name="T16">$ </text:span></text:span><text:span text:style-name="Source_20_Text"><text:span text:style-name="T15">patch -p1 &lt; my.patch </text:span></text:span></text:p>
          <text:p text:style-name="P11"><text:span text:style-name="Source_20_Text"><text:span text:style-name="T15">patching file patch.txt</text:span></text:span></text:p>
          <text:p text:style-name="P10"><text:span text:style-name="Source_20_Text"><text:span text:style-name="T21">Reversed</text:span></text:span><text:span text:style-name="Source_20_Text"><text:span text:style-name="T15"> (</text:span></text:span><text:span text:style-name="Source_20_Text"><text:span text:style-name="T19">or</text:span></text:span><text:span text:style-name="Source_20_Text"><text:span text:style-name="T15"> previously applied) patch detected! <text:s/></text:span></text:span><text:span text:style-name="Source_20_Text"><text:span text:style-name="T21">Assume</text:span></text:span><text:span text:style-name="Source_20_Text"><text:span text:style-name="T15"> -</text:span></text:span><text:span text:style-name="Source_20_Text"><text:span text:style-name="T21">R</text:span></text:span><text:span text:style-name="Source_20_Text"><text:span text:style-name="T15">? [n]</text:span></text:span><text:span text:style-name="T12">123</text:span></text:p>
          <text:p text:style-name="P8">效果如下所示</text:p>
          <text:p text:style-name="P10"><text:span text:style-name="Source_20_Text"><text:span text:style-name="T15">ghost@ghost-machine:~/workspace/test/ghost_project/Project_test$ patch -p1 &lt; </text:span></text:span><text:span text:style-name="Source_20_Text"><text:span text:style-name="T20">0001</text:span></text:span><text:span text:style-name="Source_20_Text"><text:span text:style-name="T15">-</text:span></text:span><text:span text:style-name="Source_20_Text"><text:span text:style-name="T19">add</text:span></text:span><text:span text:style-name="Source_20_Text"><text:span text:style-name="T15">-test-git-patch</text:span></text:span><text:span text:style-name="Source_20_Text"><text:span text:style-name="T21">.patch</text:span></text:span><text:span text:style-name="Source_20_Text"><text:span text:style-name="T15"> </text:span></text:span></text:p>
          <text:p text:style-name="P10"><text:span text:style-name="Source_20_Text"><text:span text:style-name="T15">patching file reset</text:span></text:span><text:span text:style-name="Source_20_Text"><text:span text:style-name="T21">.txt</text:span></text:span></text:p>
          <text:p text:style-name="P11"><text:span text:style-name="Source_20_Text"><text:span text:style-name="T15">ghost@ghost-machine:~/workspace/test/ghost_project/Project_test$ git log</text:span></text:span></text:p>
          <text:p text:style-name="P10"><text:span text:style-name="Source_20_Text"><text:span text:style-name="T15">commit </text:span></text:span><text:span text:style-name="Source_20_Text"><text:span text:style-name="T20">1996</text:span></text:span><text:span text:style-name="Source_20_Text"><text:span text:style-name="T15">afe5edeaab3f7269dcbe51f2d658936d7f8c</text:span></text:span></text:p>
          <text:p text:style-name="P10"><text:span text:style-name="Source_20_Text"><text:span text:style-name="T16">Merge:</text:span></text:span><text:span text:style-name="Source_20_Text"><text:span text:style-name="T15"> </text:span></text:span><text:span text:style-name="Source_20_Text"><text:span text:style-name="T20">546</text:span></text:span><text:span text:style-name="Source_20_Text"><text:span text:style-name="T15">d73a </text:span></text:span><text:span text:style-name="Source_20_Text"><text:span text:style-name="T20">0</text:span></text:span><text:span text:style-name="Source_20_Text"><text:span text:style-name="T15">f58788</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Sun Nov </text:span></text:span><text:span text:style-name="Source_20_Text"><text:span text:style-name="T20">6</text:span></text:span><text:span text:style-name="Source_20_Text"><text:span text:style-name="T15"> </text:span></text:span><text:span text:style-name="Source_20_Text"><text:span text:style-name="T20">20</text:span></text:span><text:span text:style-name="Source_20_Text"><text:span text:style-name="T15">:</text:span></text:span><text:span text:style-name="Source_20_Text"><text:span text:style-name="T20">12</text:span></text:span><text:span text:style-name="Source_20_Text"><text:span text:style-name="T15">:</text:span></text:span><text:span text:style-name="Source_20_Text"><text:span text:style-name="T20">38</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readme</text:span></text:span></text:p>
          <text:p text:style-name="P11"/>
          <text:p text:style-name="P10"><text:span text:style-name="Source_20_Text"><text:span text:style-name="T15">commit </text:span></text:span><text:span text:style-name="Source_20_Text"><text:span text:style-name="T20">546</text:span></text:span><text:span text:style-name="Source_20_Text"><text:span text:style-name="T15">d73a5842ecd4df8dc35994bc520b22c12fcb3</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Sun Nov </text:span></text:span><text:span text:style-name="Source_20_Text"><text:span text:style-name="T20">6</text:span></text:span><text:span text:style-name="Source_20_Text"><text:span text:style-name="T15"> </text:span></text:span><text:span text:style-name="Source_20_Text"><text:span text:style-name="T20">09</text:span></text:span><text:span text:style-name="Source_20_Text"><text:span text:style-name="T15">:</text:span></text:span><text:span text:style-name="Source_20_Text"><text:span text:style-name="T20">26</text:span></text:span><text:span text:style-name="Source_20_Text"><text:span text:style-name="T15">:</text:span></text:span><text:span text:style-name="Source_20_Text"><text:span text:style-name="T20">29</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reset</text:span></text:span><text:span text:style-name="Source_20_Text"><text:span text:style-name="T21">.txt</text:span></text:span></text:p>
          <text:p text:style-name="P11"/>
          <text:p text:style-name="P10"><text:span text:style-name="Source_20_Text"><text:span text:style-name="T15">commit </text:span></text:span><text:span text:style-name="Source_20_Text"><text:span text:style-name="T20">70456</text:span></text:span><text:span text:style-name="Source_20_Text"><text:span text:style-name="T15">a99ee3899c40d4846b7101646855b7a1219</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Tue Jun </text:span></text:span><text:span text:style-name="Source_20_Text"><text:span text:style-name="T20">14</text:span></text:span><text:span text:style-name="Source_20_Text"><text:span text:style-name="T15"> </text:span></text:span><text:span text:style-name="Source_20_Text"><text:span text:style-name="T20">22</text:span></text:span><text:span text:style-name="Source_20_Text"><text:span text:style-name="T15">:</text:span></text:span><text:span text:style-name="Source_20_Text"><text:span text:style-name="T20">55</text:span></text:span><text:span text:style-name="Source_20_Text"><text:span text:style-name="T15">:</text:span></text:span><text:span text:style-name="Source_20_Text"><text:span text:style-name="T20">17</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0"><text:span text:style-name="Source_20_Text"><text:span text:style-name="T17"><text:s text:c="4"/></text:span></text:span><text:span text:style-name="Source_20_Text"><text:span text:style-name="T19">add</text:span></text:span><text:span text:style-name="Source_20_Text"><text:span text:style-name="T15"> </text:span></text:span><text:span text:style-name="Source_20_Text"><text:span text:style-name="T20">20160614.</text:span></text:span></text:p>
          <text:p text:style-name="P11"/>
          <text:p text:style-name="P10"><text:soft-page-break/><text:span text:style-name="Source_20_Text"><text:span text:style-name="T15">commit </text:span></text:span><text:span text:style-name="Source_20_Text"><text:span text:style-name="T20">824005</text:span></text:span><text:span text:style-name="Source_20_Text"><text:span text:style-name="T15">a2c174d195c5823b2a412ce2c3081c39f3</text:span></text:span></text:p>
          <text:p text:style-name="P10"><text:span text:style-name="Source_20_Text"><text:span text:style-name="T16">Author:</text:span></text:span><text:span text:style-name="Source_20_Text"><text:span text:style-name="T15"> zx &lt;zx@git</text:span></text:span><text:span text:style-name="Source_20_Text"><text:span text:style-name="T21">.com</text:span></text:span><text:span text:style-name="Source_20_Text"><text:span text:style-name="T15">&gt;</text:span></text:span></text:p>
          <text:p text:style-name="P10"><text:span text:style-name="Source_20_Text"><text:span text:style-name="T16">Date:</text:span></text:span><text:span text:style-name="Source_20_Text"><text:span text:style-name="T15"> <text:s text:c="2"/>Tue Jun </text:span></text:span><text:span text:style-name="Source_20_Text"><text:span text:style-name="T20">14</text:span></text:span><text:span text:style-name="Source_20_Text"><text:span text:style-name="T15"> </text:span></text:span><text:span text:style-name="Source_20_Text"><text:span text:style-name="T20">22</text:span></text:span><text:span text:style-name="Source_20_Text"><text:span text:style-name="T15">:</text:span></text:span><text:span text:style-name="Source_20_Text"><text:span text:style-name="T20">53</text:span></text:span><text:span text:style-name="Source_20_Text"><text:span text:style-name="T15">:</text:span></text:span><text:span text:style-name="Source_20_Text"><text:span text:style-name="T20">50</text:span></text:span><text:span text:style-name="Source_20_Text"><text:span text:style-name="T15"> </text:span></text:span><text:span text:style-name="Source_20_Text"><text:span text:style-name="T20">2016</text:span></text:span><text:span text:style-name="Source_20_Text"><text:span text:style-name="T15"> +</text:span></text:span><text:span text:style-name="Source_20_Text"><text:span text:style-name="T20">0800</text:span></text:span></text:p>
          <text:p text:style-name="P11"/>
          <text:p text:style-name="P11"><text:span text:style-name="Source_20_Text"><text:span text:style-name="T15">ghost@ghost-machine:~/workspace/test/ghost_project/Project_test$ git diff</text:span></text:span></text:p>
          <text:p text:style-name="P10"><text:span text:style-name="Source_20_Text"><text:span text:style-name="T15">diff --git a/reset</text:span></text:span><text:span text:style-name="Source_20_Text"><text:span text:style-name="T21">.txt</text:span></text:span><text:span text:style-name="Source_20_Text"><text:span text:style-name="T15"> b/reset</text:span></text:span><text:span text:style-name="Source_20_Text"><text:span text:style-name="T21">.txt</text:span></text:span></text:p>
          <text:p text:style-name="P10"><text:span text:style-name="Source_20_Text"><text:span text:style-name="T15">index </text:span></text:span><text:span text:style-name="Source_20_Text"><text:span text:style-name="T20">7389186..53</text:span></text:span><text:span text:style-name="Source_20_Text"><text:span text:style-name="T15">cef72 </text:span></text:span><text:span text:style-name="Source_20_Text"><text:span text:style-name="T20">100644</text:span></text:span></text:p>
          <text:p text:style-name="P10"><text:span text:style-name="Source_20_Text"><text:span text:style-name="T15">--- a/reset</text:span></text:span><text:span text:style-name="Source_20_Text"><text:span text:style-name="T21">.txt</text:span></text:span></text:p>
          <text:p text:style-name="P10"><text:span text:style-name="Source_20_Text"><text:span text:style-name="T15">+++ b/reset</text:span></text:span><text:span text:style-name="Source_20_Text"><text:span text:style-name="T21">.txt</text:span></text:span></text:p>
          <text:p text:style-name="P10"><text:span text:style-name="Source_20_Text"><text:span text:style-name="T15">@@ -</text:span></text:span><text:span text:style-name="Source_20_Text"><text:span text:style-name="T20">1</text:span></text:span><text:span text:style-name="Source_20_Text"><text:span text:style-name="T15"> +</text:span></text:span><text:span text:style-name="Source_20_Text"><text:span text:style-name="T20">1</text:span></text:span><text:span text:style-name="Source_20_Text"><text:span text:style-name="T15">,</text:span></text:span><text:span text:style-name="Source_20_Text"><text:span text:style-name="T20">4</text:span></text:span><text:span text:style-name="Source_20_Text"><text:span text:style-name="T15"> @@</text:span></text:span></text:p>
          <text:p text:style-name="P10"><text:span text:style-name="Source_20_Text"><text:span text:style-name="T17"><text:s/></text:span></text:span><text:span text:style-name="Source_20_Text"><text:span text:style-name="T19">add</text:span></text:span><text:span text:style-name="Source_20_Text"><text:span text:style-name="T15"> reset</text:span></text:span></text:p>
          <text:p text:style-name="P11"><text:span text:style-name="Source_20_Text"><text:span text:style-name="T15">+</text:span></text:span></text:p>
          <text:p text:style-name="P10"><text:span text:style-name="Source_20_Text"><text:span text:style-name="T15">+</text:span></text:span><text:span text:style-name="Source_20_Text"><text:span text:style-name="T19">add</text:span></text:span><text:span text:style-name="Source_20_Text"><text:span text:style-name="T15"> git patch test</text:span></text:span></text:p>
          <text:p text:style-name="P11"><text:span text:style-name="Source_20_Text"><text:span text:style-name="T15">+</text:span></text:span></text:p>
          <text:p text:style-name="P11"><text:span text:style-name="Source_20_Text"><text:span text:style-name="T15">ghost@ghost-machine:~/workspace/test/ghost_project/Project_test$</text:span></text:span><text:span text:style-name="T12">12345678910111213141516171819202122232425262728293031323334353637</text:span></text:p>
          <text:h text:style-name="P4" text:outline-level="1"><text:bookmark text:name="git撤销打补丁"/><text:bookmark text:name="t2"/><text:span text:style-name="T2">git</text:span><text:span text:style-name="T5">撤销打补丁</text:span></text:h>
          <text:p text:style-name="P8">撤销该补丁的修改效果回到打补丁前代码的状态</text:p>
          <text:p text:style-name="P10"><text:span text:style-name="Source_20_Text"><text:span text:style-name="T11">命令：</text:span></text:span><text:span text:style-name="Source_20_Text"><text:span text:style-name="T12">patch -R -p1 &lt; my.patch</text:span></text:span></text:p>
          <text:p text:style-name="P12">1</text:p>
          <text:p text:style-name="P7"><text:span text:style-name="T6">撤销补丁还有种更方便的方法，将文件还原</text:span><text:span text:style-name="T3">checkout</text:span><text:span text:style-name="T6">，但这个是对文件整体的还原，该文件除补丁之外的修改也被还原了。</text:span></text:p>
          <text:h text:style-name="P4" text:outline-level="1"><text:bookmark text:name="打补丁或pull仓库造成的冲突解决"/><text:bookmark text:name="t3"/><text:span text:style-name="T5">打补丁或</text:span><text:span text:style-name="T2">pull</text:span><text:span text:style-name="T5">仓库造成的冲突解决</text:span></text:h>
          <text:p text:style-name="P10"><text:span text:style-name="Source_20_Text"><text:span text:style-name="T11">冲突是指打补丁或拉远程仓库的内容和工作版本修改的同一个地方不一致，补丁修改或远程仓库的改动的地方的原型与本地工作版本修改的地方不一致。</text:span></text:span></text:p>
          <text:p text:style-name="P12">1</text:p>
          <text:p text:style-name="P7"><text:span text:style-name="T6">例如</text:span><text:span text:style-name="T3">git pull</text:span><text:span text:style-name="T6">时会有如下提示</text:span></text:p>
          <text:p text:style-name="P10"><text:span text:style-name="Source_20_Text"><text:span text:style-name="T18">来自 </text:span></text:span><text:span text:style-name="Source_20_Text"><text:span text:style-name="T15">/home/ghost/warehouse/Project_test</text:span></text:span></text:p>
          <text:p text:style-name="P10"><text:span text:style-name="Source_20_Text"><text:span text:style-name="T17"><text:s text:c="3"/></text:span></text:span><text:span text:style-name="Source_20_Text"><text:span text:style-name="T20">155169</text:span></text:span><text:span text:style-name="Source_20_Text"><text:span text:style-name="T15">b.</text:span></text:span><text:span text:style-name="Source_20_Text"><text:span text:style-name="T21">.d</text:span></text:span><text:span text:style-name="Source_20_Text"><text:span text:style-name="T15">8b74f0 <text:s/>master <text:s text:c="4"/>-&gt; origin/master</text:span></text:span></text:p>
          <text:p text:style-name="P10"><text:span text:style-name="Source_20_Text"><text:span text:style-name="T18">自动合并 </text:span></text:span><text:span text:style-name="Source_20_Text"><text:span text:style-name="T15">patch</text:span></text:span><text:span text:style-name="Source_20_Text"><text:span text:style-name="T21">.txt</text:span></text:span></text:p>
          <text:p text:style-name="P10"><text:span text:style-name="Source_20_Text"><text:span text:style-name="T18">冲突（内容）：合并冲突于 </text:span></text:span><text:span text:style-name="Source_20_Text"><text:span text:style-name="T15">patch</text:span></text:span><text:span text:style-name="Source_20_Text"><text:span text:style-name="T21">.txt</text:span></text:span></text:p>
          <text:p text:style-name="P11"><text:span text:style-name="Source_20_Text"><text:span text:style-name="T18">自动合并失败，修正冲突然后提交修正的结果。</text:span></text:span><text:span text:style-name="T12">12345</text:span></text:p>
          <text:p text:style-name="P8">形成冲突的文本文件如下所示</text:p>
          <text:p text:style-name="P10"><text:soft-page-break/><text:span text:style-name="Source_20_Text"><text:span text:style-name="T15">patch diff test</text:span></text:span></text:p>
          <text:p text:style-name="P11"/>
          <text:p text:style-name="P11"><text:span text:style-name="Source_20_Text"><text:span text:style-name="T15">&lt;&lt;&lt;&lt;&lt;&lt;&lt; HEAD</text:span></text:span></text:p>
          <text:p text:style-name="P10"><text:span text:style-name="Source_20_Text"><text:span text:style-name="T21">patch diff is 2</text:span></text:span></text:p>
          <text:p text:style-name="P11"><text:span text:style-name="Source_20_Text"><text:span text:style-name="T21">=======</text:span></text:span></text:p>
          <text:p text:style-name="P11"><text:span text:style-name="Source_20_Text"><text:span text:style-name="T15">patch diff is 1</text:span></text:span></text:p>
          <text:p text:style-name="P11"><text:span text:style-name="Source_20_Text"><text:span text:style-name="T15">&gt;&gt;&gt;&gt;&gt;&gt;&gt; d8b74f02ffdf6b2843fdce848490d40f6e562c95</text:span></text:span><text:span text:style-name="T12">1234567</text:span></text:p>
          <text:p text:style-name="P7"><text:span text:style-name="T3">&lt;&lt;&lt;&lt;&lt;&lt;&lt; HEAD</text:span><text:span text:style-name="T6">到</text:span><text:span text:style-name="T3">=======</text:span><text:span text:style-name="T6">，这个范围内的内容为本地文件的内容。</text:span><text:span text:style-name="T3"><text:line-break/>=======</text:span><text:span text:style-name="T6">到</text:span><text:span text:style-name="T3">&gt;&gt;&gt;&gt;&gt;&gt;&gt; d8b74f02ffdf6b2843fdce848490d40f6e562c95</text:span><text:span text:style-name="T6">，这个范围内的内容是哈希值</text:span><text:span text:style-name="T3">d8b74f0xxx</text:span><text:span text:style-name="T6">的</text:span><text:span text:style-name="T3">commit</text:span><text:span text:style-name="T6">提交所修改的内容，这两个地方修改的内容不一致，这就需要手动去修改。</text:span></text:p>
          <text:p text:style-name="P8">手动修改，将代码保留最新的结果，手动删除冲突提示，修改的结果如下</text:p>
          <text:p text:style-name="P10"><text:span text:style-name="Source_20_Text"><text:span text:style-name="T19">patch</text:span></text:span><text:span text:style-name="Source_20_Text"><text:span text:style-name="T15"> diff test</text:span></text:span></text:p>
          <text:p text:style-name="P11"/>
          <text:p text:style-name="P10"><text:span text:style-name="Source_20_Text"><text:span text:style-name="T19">patch</text:span></text:span><text:span text:style-name="Source_20_Text"><text:span text:style-name="T15"> diff is </text:span></text:span><text:span text:style-name="Source_20_Text"><text:span text:style-name="T20">2</text:span></text:span></text:p>
          <text:p text:style-name="P12">1234</text:p>
          <text:p text:style-name="P7"><text:span text:style-name="T6">修改后再</text:span><text:span text:style-name="T3">git add </text:span><text:span text:style-name="T6">、</text:span><text:span text:style-name="T3">git commit</text:span><text:span text:style-name="T6">，添加注释说明解决冲突的原因。</text:span><text:span text:style-name="T3"><text:line-break/></text:span><text:span text:style-name="T6">如果是打补丁，打完补丁后记得要将补丁删除，以免将补丁加入到版本管理中。</text:span></text:p>
        </text:section>
      </text:section>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 svg:font-family="'Microsoft YaHei', 'SF Pro Display', Roboto, Noto, Arial, 'PingFang SC', sans-serif"/>
    <style:font-face style:name="Source Code Pro" svg:font-family="'Source Code Pro', 'DejaVu Sans Mono', 'Ubuntu Mono', 'Anonymous Pro', 'Droid Sans Mono', Menlo, Monaco, Consolas, Inconsolata, Courier, monospace, 'PingFang SC', 'Microsoft YaHei', sans-serif"/>
    <style:font-face style:name="apple-system" svg:font-family="apple-system, 'SF UI Text', Arial, 'PingFang SC', 'Hiragino Sans GB', 'Microsoft YaHei', 'WenQuanYi Micro Hei',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1:46:52.507240184</meta:creation-date>
    <dc:date>2019-08-09T13:49:11.432155135</dc:date>
    <meta:editing-duration>PT36M34S</meta:editing-duration>
    <meta:editing-cycles>2</meta:editing-cycles>
    <meta:generator>LibreOffice/5.1.6.2$Linux_X86_64 LibreOffice_project/10m0$Build-2</meta:generator>
    <meta:document-statistic meta:table-count="0" meta:image-count="0" meta:object-count="0" meta:page-count="8" meta:paragraph-count="215" meta:word-count="2505" meta:character-count="7200" meta:non-whitespace-character-count="6703"/>
  </office:meta>
</office:document-meta>
</file>